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5-08-0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5-05-2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5-03-1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4-12-27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4-11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4-06-2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4-02-22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3-12-0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3-09-2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3-06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3-03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2-12-0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2-08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2-05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2-02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1-11-16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1-07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1-03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0-11-1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0-07-15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20-03-0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408" calcext:value-type="float">
            <text:p>26.8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9-11-13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9-06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9-02-2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8-08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8-02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7-10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7-08-1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7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7-04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7-02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6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6-10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6-06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6-02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5-10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5-06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5-02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4-10-0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4-08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4-06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4-04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4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12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10-2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08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06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04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3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2-12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2-10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2-08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2528" calcext:value-type="float">
            <text:p>33.9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2-04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2-02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1-09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1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1-05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1-03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1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11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09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07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05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03-0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10-0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09-11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09-09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09-03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45104493401</text:p>
          </table:table-cell>
          <table:table-cell office:value-type="string" calcext:value-type="string">
            <text:p>SC00606607BCAB GRNDAW6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